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LTTransformer.endDocumen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XSLTTransformer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SLTTransformer.recycle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XSLTTransformer.isValidXSLTParameterName( String nam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XSLTTransformer.getKe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XSLTTransformer.configure( Configuration conf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XSLTTransformer.startDocu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SLTTransform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Transformer.get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Transformer.setup( SourceResolver resolver , Map objectModel , String src , Parameters pa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4">
            <text:p text:style-name="Table_20_Contents">4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XSLTTransformer.setConsumer( XMLConsumer consum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XSLTTransformer.getLogicSheetParameters(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15">
            <text:p text:style-name="Table_20_Contents">15</text:p>
          </table:table-cell>
          <table:table-cell office:value-type="float" office:value="74">
            <text:p text:style-name="Table_20_Contents">7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